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61"/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m optimizaçã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ubble.cpp</text:p>
          </table:table-cell>
          <table:table-cell table:number-columns-repeated="2"/>
          <table:table-cell office:value-type="string" calcext:value-type="string">
            <text:p>quick.cpp</text:p>
          </table:table-cell>
          <table:table-cell table:number-columns-repeated="2"/>
          <table:table-cell office:value-type="string" calcext:value-type="string">
            <text:p>stdsort.cpp</text:p>
          </table:table-cell>
          <table:table-cell table:number-columns-repeated="2"/>
          <table:table-cell office:value-type="string" calcext:value-type="string">
            <text:p>cquick.cpp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0798" calcext:value-type="float">
            <text:p>0,01507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88135" calcext:value-type="float">
            <text:p>0,0008813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4638" calcext:value-type="float">
            <text:p>0,000463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796" calcext:value-type="float">
            <text:p>0,00017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00568" calcext:value-type="float">
            <text:p>0,10056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5691" calcext:value-type="float">
            <text:p>0,00569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25799" calcext:value-type="float">
            <text:p>0,002579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08565" calcext:value-type="float">
            <text:p>0,001085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03481" calcext:value-type="float">
            <text:p>0,4034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12008" calcext:value-type="float">
            <text:p>0,01200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53947" calcext:value-type="float">
            <text:p>0,005394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226915" calcext:value-type="float">
            <text:p>0,0022691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874547" calcext:value-type="float">
            <text:p>0,87454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728277" calcext:value-type="float">
            <text:p>0,072827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313781" calcext:value-type="float">
            <text:p>0,031378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131055" calcext:value-type="float">
            <text:p>0,01310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0068" calcext:value-type="float">
            <text:p>1,60068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117504" calcext:value-type="float">
            <text:p>0,117504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488633" calcext:value-type="float">
            <text:p>0,0488633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204937" calcext:value-type="float">
            <text:p>0,020493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.89544" calcext:value-type="float">
            <text:p>9,8954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159358" calcext:value-type="float">
            <text:p>0,15935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664287" calcext:value-type="float">
            <text:p>0,066428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278923" calcext:value-type="float">
            <text:p>0,02789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.173" calcext:value-type="float">
            <text:p>40,17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871283" calcext:value-type="float">
            <text:p>0,87128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379537" calcext:value-type="float">
            <text:p>0,37953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16071" calcext:value-type="float">
            <text:p>0,1607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0.0311" calcext:value-type="float">
            <text:p>90,031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.85177" calcext:value-type="float">
            <text:p>1,8517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09606" calcext:value-type="float">
            <text:p>0,80960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336523" calcext:value-type="float">
            <text:p>0,336523</text:p>
          </table:table-cell>
        </table:table-row>
        <table:table-row table:style-name="ro1"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10.6437" calcext:value-type="float">
            <text:p>10,6437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.44977" calcext:value-type="float">
            <text:p>4,44977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.94205" calcext:value-type="float">
            <text:p>1,942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ubble.cpp</text:p>
          </table:table-cell>
          <table:table-cell table:number-columns-repeated="2"/>
          <table:table-cell office:value-type="string" calcext:value-type="string">
            <text:p>quick.cpp</text:p>
          </table:table-cell>
          <table:table-cell table:number-columns-repeated="2"/>
          <table:table-cell office:value-type="string" calcext:value-type="string">
            <text:p>stdsort.cpp</text:p>
          </table:table-cell>
          <table:table-cell table:number-columns-repeated="2"/>
          <table:table-cell office:value-type="string" calcext:value-type="string">
            <text:p>cquick.cpp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6974" calcext:value-type="float">
            <text:p>0,00269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349" calcext:value-type="float">
            <text:p>0,0001349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000088" calcext:value-type="float">
            <text:p>8,80E-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2165" calcext:value-type="float">
            <text:p>0,0001216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188995" calcext:value-type="float">
            <text:p>0,018899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7757" calcext:value-type="float">
            <text:p>0,000775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5184" calcext:value-type="float">
            <text:p>0,000518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6263" calcext:value-type="float">
            <text:p>0,00062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815709" calcext:value-type="float">
            <text:p>0,081570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159235" calcext:value-type="float">
            <text:p>0,001592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114835" calcext:value-type="float">
            <text:p>0,001148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13973" calcext:value-type="float">
            <text:p>0,001397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92306" calcext:value-type="float">
            <text:p>0,19230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0894055" calcext:value-type="float">
            <text:p>0,0089405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0631355" calcext:value-type="float">
            <text:p>0,0063135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06372" calcext:value-type="float">
            <text:p>0,0063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8566" calcext:value-type="float">
            <text:p>0,38566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139109" calcext:value-type="float">
            <text:p>0,013910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0975975" calcext:value-type="float">
            <text:p>0,00975975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0963175" calcext:value-type="float">
            <text:p>0,009631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17505" calcext:value-type="float">
            <text:p>2,1750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88964" calcext:value-type="float">
            <text:p>0,018896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33985" calcext:value-type="float">
            <text:p>0,013398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24632" calcext:value-type="float">
            <text:p>0,01246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.75064" calcext:value-type="float">
            <text:p>8,7506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107163" calcext:value-type="float">
            <text:p>0,10716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080877" calcext:value-type="float">
            <text:p>0,08087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0776592" calcext:value-type="float">
            <text:p>0,077659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.822" calcext:value-type="float">
            <text:p>19,82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225075" calcext:value-type="float">
            <text:p>0,22507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160195" calcext:value-type="float">
            <text:p>0,16019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156496" calcext:value-type="float">
            <text:p>0,156496</text:p>
          </table:table-cell>
        </table:table-row>
        <table:table-row table:style-name="ro1"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1.24485" calcext:value-type="float">
            <text:p>1,2448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0.888075" calcext:value-type="float">
            <text:p>0,88807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0.85818" calcext:value-type="float">
            <text:p>0,85818</text:p>
          </table:table-cell>
        </table:table-row>
      </table:table>
      <table:table table:name="Com Optimização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ubble.cpp</text:p>
          </table:table-cell>
          <table:table-cell table:number-columns-repeated="2"/>
          <table:table-cell office:value-type="string" calcext:value-type="string">
            <text:p>quick.cpp</text:p>
          </table:table-cell>
          <table:table-cell table:number-columns-repeated="2"/>
          <table:table-cell office:value-type="string" calcext:value-type="string">
            <text:p>stdsort.cpp</text:p>
          </table:table-cell>
          <table:table-cell table:number-columns-repeated="2"/>
          <table:table-cell office:value-type="string" calcext:value-type="string">
            <text:p>cquick.cpp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6974" calcext:value-type="float">
            <text:p>0,00269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349" calcext:value-type="float">
            <text:p>0,0001349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000088" calcext:value-type="float">
            <text:p>8,80E-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2165" calcext:value-type="float">
            <text:p>0,0001216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188995" calcext:value-type="float">
            <text:p>0,018899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7757" calcext:value-type="float">
            <text:p>0,000775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5184" calcext:value-type="float">
            <text:p>0,000518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6263" calcext:value-type="float">
            <text:p>0,00062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815709" calcext:value-type="float">
            <text:p>0,081570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159235" calcext:value-type="float">
            <text:p>0,001592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114835" calcext:value-type="float">
            <text:p>0,001148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13973" calcext:value-type="float">
            <text:p>0,001397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92306" calcext:value-type="float">
            <text:p>0,19230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0894055" calcext:value-type="float">
            <text:p>0,0089405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0631355" calcext:value-type="float">
            <text:p>0,0063135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06372" calcext:value-type="float">
            <text:p>0,0063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8566" calcext:value-type="float">
            <text:p>0,38566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139109" calcext:value-type="float">
            <text:p>0,013910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0975975" calcext:value-type="float">
            <text:p>0,00975975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0963175" calcext:value-type="float">
            <text:p>0,009631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17505" calcext:value-type="float">
            <text:p>2,1750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88964" calcext:value-type="float">
            <text:p>0,018896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33985" calcext:value-type="float">
            <text:p>0,013398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24632" calcext:value-type="float">
            <text:p>0,01246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.75064" calcext:value-type="float">
            <text:p>8,7506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107163" calcext:value-type="float">
            <text:p>0,10716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080877" calcext:value-type="float">
            <text:p>0,08087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0776592" calcext:value-type="float">
            <text:p>0,077659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.822" calcext:value-type="float">
            <text:p>19,82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225075" calcext:value-type="float">
            <text:p>0,22507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160195" calcext:value-type="float">
            <text:p>0,16019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156496" calcext:value-type="float">
            <text:p>0,156496</text:p>
          </table:table-cell>
        </table:table-row>
        <table:table-row table:style-name="ro1"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1.24485" calcext:value-type="float">
            <text:p>1,2448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0.888075" calcext:value-type="float">
            <text:p>0,88807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0.85818" calcext:value-type="float">
            <text:p>0,85818</text:p>
          </table:table-cell>
        </table:table-row>
      </table:table>
      <table:table table:name="Comparação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bubble.cpp</text:p>
          </table:table-cell>
          <table:table-cell office:value-type="string" calcext:value-type="string">
            <text:p>Não otimizad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  <table:table-cell/>
          <table:table-cell office:value-type="string" calcext:value-type="string">
            <text:p>quick.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  <table:table-cell/>
          <table:table-cell office:value-type="string" calcext:value-type="string">
            <text:p>stdsort.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  <table:table-cell/>
          <table:table-cell office:value-type="string" calcext:value-type="string">
            <text:p>cquick.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table:style-name="ce4" office:value-type="string" calcext:value-type="string">
            <text:p>%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table:style-name="ce4" office:value-type="string" calcext:value-type="string">
            <text:p>%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0798" calcext:value-type="float">
            <text:p>0,0150798</text:p>
          </table:table-cell>
          <table:table-cell office:value-type="float" office:value="0.0026974" calcext:value-type="float">
            <text:p>0,0026974</text:p>
          </table:table-cell>
          <table:table-cell table:formula="of:=[.B3]*100/[.C3]" office:value-type="float" office:value="559.04945503077" calcext:value-type="float">
            <text:p>559,0494550307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88135" calcext:value-type="float">
            <text:p>0,00088135</text:p>
          </table:table-cell>
          <table:table-cell office:value-type="float" office:value="0.0001349" calcext:value-type="float">
            <text:p>0,0001349</text:p>
          </table:table-cell>
          <table:table-cell table:formula="of:=[.G3]*100/[.H3]" office:value-type="float" office:value="653.335804299481" calcext:value-type="float">
            <text:p>653,33580429948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4638" calcext:value-type="float">
            <text:p>0,0004638</text:p>
          </table:table-cell>
          <table:table-cell table:style-name="ce1" office:value-type="float" office:value="0.000088" calcext:value-type="float">
            <text:p>8,80E-05</text:p>
          </table:table-cell>
          <table:table-cell table:formula="of:=[.L3]*100/[.M3]" office:value-type="float" office:value="527.045454545454" calcext:value-type="float">
            <text:p>527,04545454545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796" calcext:value-type="float">
            <text:p>0,0001796</text:p>
          </table:table-cell>
          <table:table-cell office:value-type="float" office:value="0.00012165" calcext:value-type="float">
            <text:p>0,00012165</text:p>
          </table:table-cell>
          <table:table-cell table:formula="of:=[.Q3]*100/[.R3]" office:value-type="float" office:value="147.636662556515" calcext:value-type="float">
            <text:p>147,63666255651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00568" calcext:value-type="float">
            <text:p>0,100568</text:p>
          </table:table-cell>
          <table:table-cell office:value-type="float" office:value="0.0188995" calcext:value-type="float">
            <text:p>0,0188995</text:p>
          </table:table-cell>
          <table:table-cell table:formula="of:=[.B4]*100/[.C4]" office:value-type="float" office:value="532.119897351782" calcext:value-type="float">
            <text:p>532,11989735178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5691" calcext:value-type="float">
            <text:p>0,005691</text:p>
          </table:table-cell>
          <table:table-cell office:value-type="float" office:value="0.0007757" calcext:value-type="float">
            <text:p>0,0007757</text:p>
          </table:table-cell>
          <table:table-cell table:formula="of:=[.G4]*100/[.H4]" office:value-type="float" office:value="733.659920072193" calcext:value-type="float">
            <text:p>733,65992007219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25799" calcext:value-type="float">
            <text:p>0,0025799</text:p>
          </table:table-cell>
          <table:table-cell office:value-type="float" office:value="0.0005184" calcext:value-type="float">
            <text:p>0,0005184</text:p>
          </table:table-cell>
          <table:table-cell table:formula="of:=[.L4]*100/[.M4]" office:value-type="float" office:value="497.665895061728" calcext:value-type="float">
            <text:p>497,66589506172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08565" calcext:value-type="float">
            <text:p>0,00108565</text:p>
          </table:table-cell>
          <table:table-cell office:value-type="float" office:value="0.0006263" calcext:value-type="float">
            <text:p>0,0006263</text:p>
          </table:table-cell>
          <table:table-cell table:formula="of:=[.Q4]*100/[.R4]" office:value-type="float" office:value="173.343445633083" calcext:value-type="float">
            <text:p>173,3434456330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03481" calcext:value-type="float">
            <text:p>0,403481</text:p>
          </table:table-cell>
          <table:table-cell office:value-type="float" office:value="0.0815709" calcext:value-type="float">
            <text:p>0,0815709</text:p>
          </table:table-cell>
          <table:table-cell table:formula="of:=[.B5]*100/[.C5]" office:value-type="float" office:value="494.638406588624" calcext:value-type="float">
            <text:p>494,63840658862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12008" calcext:value-type="float">
            <text:p>0,012008</text:p>
          </table:table-cell>
          <table:table-cell office:value-type="float" office:value="0.00159235" calcext:value-type="float">
            <text:p>0,00159235</text:p>
          </table:table-cell>
          <table:table-cell table:formula="of:=[.G5]*100/[.H5]" office:value-type="float" office:value="754.105567243382" calcext:value-type="float">
            <text:p>754,10556724338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53947" calcext:value-type="float">
            <text:p>0,0053947</text:p>
          </table:table-cell>
          <table:table-cell office:value-type="float" office:value="0.00114835" calcext:value-type="float">
            <text:p>0,00114835</text:p>
          </table:table-cell>
          <table:table-cell table:formula="of:=[.L5]*100/[.M5]" office:value-type="float" office:value="469.778377672312" calcext:value-type="float">
            <text:p>469,77837767231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226915" calcext:value-type="float">
            <text:p>0,00226915</text:p>
          </table:table-cell>
          <table:table-cell office:value-type="float" office:value="0.0013973" calcext:value-type="float">
            <text:p>0,0013973</text:p>
          </table:table-cell>
          <table:table-cell table:formula="of:=[.Q5]*100/[.R5]" office:value-type="float" office:value="162.395333858155" calcext:value-type="float">
            <text:p>162,39533385815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874547" calcext:value-type="float">
            <text:p>0,874547</text:p>
          </table:table-cell>
          <table:table-cell office:value-type="float" office:value="0.192306" calcext:value-type="float">
            <text:p>0,192306</text:p>
          </table:table-cell>
          <table:table-cell table:formula="of:=[.B6]*100/[.C6]" office:value-type="float" office:value="454.768441962289" calcext:value-type="float">
            <text:p>454,76844196228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728277" calcext:value-type="float">
            <text:p>0,0728277</text:p>
          </table:table-cell>
          <table:table-cell office:value-type="float" office:value="0.00894055" calcext:value-type="float">
            <text:p>0,00894055</text:p>
          </table:table-cell>
          <table:table-cell table:formula="of:=[.G6]*100/[.H6]" office:value-type="float" office:value="814.577402956194" calcext:value-type="float">
            <text:p>814,57740295619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313781" calcext:value-type="float">
            <text:p>0,0313781</text:p>
          </table:table-cell>
          <table:table-cell office:value-type="float" office:value="0.00631355" calcext:value-type="float">
            <text:p>0,00631355</text:p>
          </table:table-cell>
          <table:table-cell table:formula="of:=[.L6]*100/[.M6]" office:value-type="float" office:value="496.996143215782" calcext:value-type="float">
            <text:p>496,99614321578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131055" calcext:value-type="float">
            <text:p>0,0131055</text:p>
          </table:table-cell>
          <table:table-cell office:value-type="float" office:value="0.006372" calcext:value-type="float">
            <text:p>0,006372</text:p>
          </table:table-cell>
          <table:table-cell table:formula="of:=[.Q6]*100/[.R6]" office:value-type="float" office:value="205.673258003766" calcext:value-type="float">
            <text:p>205,6732580037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0068" calcext:value-type="float">
            <text:p>1,60068</text:p>
          </table:table-cell>
          <table:table-cell office:value-type="float" office:value="0.38566" calcext:value-type="float">
            <text:p>0,38566</text:p>
          </table:table-cell>
          <table:table-cell table:formula="of:=[.B7]*100/[.C7]" office:value-type="float" office:value="415.049525488772" calcext:value-type="float">
            <text:p>415,049525488772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117504" calcext:value-type="float">
            <text:p>0,117504</text:p>
          </table:table-cell>
          <table:table-cell office:value-type="float" office:value="0.0139109" calcext:value-type="float">
            <text:p>0,0139109</text:p>
          </table:table-cell>
          <table:table-cell table:formula="of:=[.G7]*100/[.H7]" office:value-type="float" office:value="844.690135073935" calcext:value-type="float">
            <text:p>844,690135073935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488633" calcext:value-type="float">
            <text:p>0,0488633</text:p>
          </table:table-cell>
          <table:table-cell office:value-type="float" office:value="0.00975975" calcext:value-type="float">
            <text:p>0,00975975</text:p>
          </table:table-cell>
          <table:table-cell table:formula="of:=[.L7]*100/[.M7]" office:value-type="float" office:value="500.661389892159" calcext:value-type="float">
            <text:p>500,66138989215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0.0204937" calcext:value-type="float">
            <text:p>0,0204937</text:p>
          </table:table-cell>
          <table:table-cell office:value-type="float" office:value="0.00963175" calcext:value-type="float">
            <text:p>0,00963175</text:p>
          </table:table-cell>
          <table:table-cell table:formula="of:=[.Q7]*100/[.R7]" office:value-type="float" office:value="212.77234147481" calcext:value-type="float">
            <text:p>212,7723414748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.89544" calcext:value-type="float">
            <text:p>9,89544</text:p>
          </table:table-cell>
          <table:table-cell office:value-type="float" office:value="2.17505" calcext:value-type="float">
            <text:p>2,17505</text:p>
          </table:table-cell>
          <table:table-cell table:formula="of:=[.B8]*100/[.C8]" office:value-type="float" office:value="454.952299947128" calcext:value-type="float">
            <text:p>454,95229994712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159358" calcext:value-type="float">
            <text:p>0,159358</text:p>
          </table:table-cell>
          <table:table-cell office:value-type="float" office:value="0.0188964" calcext:value-type="float">
            <text:p>0,0188964</text:p>
          </table:table-cell>
          <table:table-cell table:formula="of:=[.G8]*100/[.H8]" office:value-type="float" office:value="843.324654431532" calcext:value-type="float">
            <text:p>843,32465443153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664287" calcext:value-type="float">
            <text:p>0,0664287</text:p>
          </table:table-cell>
          <table:table-cell office:value-type="float" office:value="0.0133985" calcext:value-type="float">
            <text:p>0,0133985</text:p>
          </table:table-cell>
          <table:table-cell table:formula="of:=[.L8]*100/[.M8]" office:value-type="float" office:value="495.792066276076" calcext:value-type="float">
            <text:p>495,79206627607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278923" calcext:value-type="float">
            <text:p>0,0278923</text:p>
          </table:table-cell>
          <table:table-cell office:value-type="float" office:value="0.0124632" calcext:value-type="float">
            <text:p>0,0124632</text:p>
          </table:table-cell>
          <table:table-cell table:formula="of:=[.Q8]*100/[.R8]" office:value-type="float" office:value="223.797259130881" calcext:value-type="float">
            <text:p>223,7972591308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.173" calcext:value-type="float">
            <text:p>40,173</text:p>
          </table:table-cell>
          <table:table-cell office:value-type="float" office:value="8.75064" calcext:value-type="float">
            <text:p>8,75064</text:p>
          </table:table-cell>
          <table:table-cell table:formula="of:=[.B9]*100/[.C9]" office:value-type="float" office:value="459.086421107485" calcext:value-type="float">
            <text:p>459,086421107485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871283" calcext:value-type="float">
            <text:p>0,871283</text:p>
          </table:table-cell>
          <table:table-cell office:value-type="float" office:value="0.107163" calcext:value-type="float">
            <text:p>0,107163</text:p>
          </table:table-cell>
          <table:table-cell table:formula="of:=[.G9]*100/[.H9]" office:value-type="float" office:value="813.044614279182" calcext:value-type="float">
            <text:p>813,044614279182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379537" calcext:value-type="float">
            <text:p>0,379537</text:p>
          </table:table-cell>
          <table:table-cell office:value-type="float" office:value="0.080877" calcext:value-type="float">
            <text:p>0,080877</text:p>
          </table:table-cell>
          <table:table-cell table:formula="of:=[.L9]*100/[.M9]" office:value-type="float" office:value="469.276803046602" calcext:value-type="float">
            <text:p>469,276803046602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16071" calcext:value-type="float">
            <text:p>0,16071</text:p>
          </table:table-cell>
          <table:table-cell office:value-type="float" office:value="0.0776592" calcext:value-type="float">
            <text:p>0,0776592</text:p>
          </table:table-cell>
          <table:table-cell table:formula="of:=[.Q9]*100/[.R9]" office:value-type="float" office:value="206.942641696026" calcext:value-type="float">
            <text:p>206,94264169602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0.0311" calcext:value-type="float">
            <text:p>90,0311</text:p>
          </table:table-cell>
          <table:table-cell office:value-type="float" office:value="19.822" calcext:value-type="float">
            <text:p>19,822</text:p>
          </table:table-cell>
          <table:table-cell table:formula="of:=[.B10]*100/[.C10]" office:value-type="float" office:value="454.197860962567" calcext:value-type="float">
            <text:p>454,19786096256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.85177" calcext:value-type="float">
            <text:p>1,85177</text:p>
          </table:table-cell>
          <table:table-cell office:value-type="float" office:value="0.225075" calcext:value-type="float">
            <text:p>0,225075</text:p>
          </table:table-cell>
          <table:table-cell table:formula="of:=[.G10]*100/[.H10]" office:value-type="float" office:value="822.734644007553" calcext:value-type="float">
            <text:p>822,73464400755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09606" calcext:value-type="float">
            <text:p>0,809606</text:p>
          </table:table-cell>
          <table:table-cell office:value-type="float" office:value="0.160195" calcext:value-type="float">
            <text:p>0,160195</text:p>
          </table:table-cell>
          <table:table-cell table:formula="of:=[.L10]*100/[.M10]" office:value-type="float" office:value="505.387808608259" calcext:value-type="float">
            <text:p>505,38780860825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336523" calcext:value-type="float">
            <text:p>0,336523</text:p>
          </table:table-cell>
          <table:table-cell office:value-type="float" office:value="0.156496" calcext:value-type="float">
            <text:p>0,156496</text:p>
          </table:table-cell>
          <table:table-cell table:formula="of:=[.Q10]*100/[.R10]" office:value-type="float" office:value="215.036167058583" calcext:value-type="float">
            <text:p>215,036167058583</text:p>
          </table:table-cell>
        </table:table-row>
        <table:table-row table:style-name="ro1">
          <table:table-cell table:number-columns-repeated="5"/>
          <table:table-cell office:value-type="float" office:value="5000000" calcext:value-type="float">
            <text:p>5000000</text:p>
          </table:table-cell>
          <table:table-cell office:value-type="float" office:value="10.6437" calcext:value-type="float">
            <text:p>10,6437</text:p>
          </table:table-cell>
          <table:table-cell office:value-type="float" office:value="1.24485" calcext:value-type="float">
            <text:p>1,24485</text:p>
          </table:table-cell>
          <table:table-cell table:formula="of:=[.G11]*100/[.H11]" office:value-type="float" office:value="855.01867694903" calcext:value-type="float">
            <text:p>855,0186769490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.44977" calcext:value-type="float">
            <text:p>4,44977</text:p>
          </table:table-cell>
          <table:table-cell office:value-type="float" office:value="0.888075" calcext:value-type="float">
            <text:p>0,888075</text:p>
          </table:table-cell>
          <table:table-cell table:formula="of:=[.L11]*100/[.M11]" office:value-type="float" office:value="501.057906145314" calcext:value-type="float">
            <text:p>501,05790614531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.94205" calcext:value-type="float">
            <text:p>1,94205</text:p>
          </table:table-cell>
          <table:table-cell office:value-type="float" office:value="0.85818" calcext:value-type="float">
            <text:p>0,85818</text:p>
          </table:table-cell>
          <table:table-cell table:formula="of:=[.Q11]*100/[.R11]" office:value-type="float" office:value="226.298678598895" calcext:value-type="float">
            <text:p>226,29867859889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Média</text:p>
          </table:table-cell>
          <table:table-cell table:number-columns-repeated="4"/>
          <table:table-cell office:value-type="string" calcext:value-type="string">
            <text:p>Média</text:p>
          </table:table-cell>
          <table:table-cell table:number-columns-repeated="4"/>
          <table:table-cell office:value-type="string" calcext:value-type="string">
            <text:p>Média</text:p>
          </table:table-cell>
          <table:table-cell table:number-columns-repeated="4"/>
          <table:table-cell office:value-type="string" calcext:value-type="string">
            <text:p>Média</text:p>
          </table:table-cell>
        </table:table-row>
        <table:table-row table:style-name="ro1">
          <table:table-cell table:number-columns-repeated="3"/>
          <table:table-cell table:formula="of:=AVERAGE([.D3:.D10])" office:value-type="float" office:value="477.982788554927" calcext:value-type="float">
            <text:p>477,982788554927</text:p>
          </table:table-cell>
          <table:table-cell table:number-columns-repeated="4"/>
          <table:table-cell table:formula="of:=AVERAGE([.I3:.I11])" office:value-type="float" office:value="792.721268812498" calcext:value-type="float">
            <text:p>792,721268812498</text:p>
          </table:table-cell>
          <table:table-cell table:number-columns-repeated="4"/>
          <table:table-cell table:formula="of:=AVERAGE([.N3:.N11])" office:value-type="float" office:value="495.962427162632" calcext:value-type="float">
            <text:p>495,962427162632</text:p>
          </table:table-cell>
          <table:table-cell table:number-columns-repeated="4"/>
          <table:table-cell table:formula="of:=AVERAGE([.S3:.S11])" office:value-type="float" office:value="197.099532001191" calcext:value-type="float">
            <text:p>197,099532001191</text:p>
          </table:table-cell>
        </table:table-row>
      </table:table>
      <table:table table:name="bubb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ubble.cpp</text:p>
          </table:table-cell>
          <table:table-cell office:value-type="string" calcext:value-type="string">
            <text:p>Não otimizad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table:style-name="ce4" office:value-type="string" calcext:value-type="string">
            <text:p>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0798" calcext:value-type="float">
            <text:p>0,0150798</text:p>
          </table:table-cell>
          <table:table-cell office:value-type="float" office:value="0.0026974" calcext:value-type="float">
            <text:p>0,0026974</text:p>
          </table:table-cell>
          <table:table-cell table:formula="of:=[.B3]*100/[.C3]" office:value-type="float" office:value="559.04945503077" calcext:value-type="float">
            <text:p>559,049455030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00568" calcext:value-type="float">
            <text:p>0,100568</text:p>
          </table:table-cell>
          <table:table-cell office:value-type="float" office:value="0.0188995" calcext:value-type="float">
            <text:p>0,0188995</text:p>
          </table:table-cell>
          <table:table-cell table:formula="of:=[.B4]*100/[.C4]" office:value-type="float" office:value="532.119897351782" calcext:value-type="float">
            <text:p>532,11989735178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03481" calcext:value-type="float">
            <text:p>0,403481</text:p>
          </table:table-cell>
          <table:table-cell office:value-type="float" office:value="0.0815709" calcext:value-type="float">
            <text:p>0,0815709</text:p>
          </table:table-cell>
          <table:table-cell table:formula="of:=[.B5]*100/[.C5]" office:value-type="float" office:value="494.638406588624" calcext:value-type="float">
            <text:p>494,63840658862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874547" calcext:value-type="float">
            <text:p>0,874547</text:p>
          </table:table-cell>
          <table:table-cell office:value-type="float" office:value="0.192306" calcext:value-type="float">
            <text:p>0,192306</text:p>
          </table:table-cell>
          <table:table-cell table:formula="of:=[.B6]*100/[.C6]" office:value-type="float" office:value="454.768441962289" calcext:value-type="float">
            <text:p>454,76844196228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0068" calcext:value-type="float">
            <text:p>1,60068</text:p>
          </table:table-cell>
          <table:table-cell office:value-type="float" office:value="0.38566" calcext:value-type="float">
            <text:p>0,38566</text:p>
          </table:table-cell>
          <table:table-cell table:formula="of:=[.B7]*100/[.C7]" office:value-type="float" office:value="415.049525488772" calcext:value-type="float">
            <text:p>415,04952548877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.89544" calcext:value-type="float">
            <text:p>9,89544</text:p>
          </table:table-cell>
          <table:table-cell office:value-type="float" office:value="2.17505" calcext:value-type="float">
            <text:p>2,17505</text:p>
          </table:table-cell>
          <table:table-cell table:formula="of:=[.B8]*100/[.C8]" office:value-type="float" office:value="454.952299947128" calcext:value-type="float">
            <text:p>454,9522999471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.173" calcext:value-type="float">
            <text:p>40,173</text:p>
          </table:table-cell>
          <table:table-cell office:value-type="float" office:value="8.75064" calcext:value-type="float">
            <text:p>8,75064</text:p>
          </table:table-cell>
          <table:table-cell table:formula="of:=[.B9]*100/[.C9]" office:value-type="float" office:value="459.086421107485" calcext:value-type="float">
            <text:p>459,08642110748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0.0311" calcext:value-type="float">
            <text:p>90,0311</text:p>
          </table:table-cell>
          <table:table-cell office:value-type="float" office:value="19.822" calcext:value-type="float">
            <text:p>19,822</text:p>
          </table:table-cell>
          <table:table-cell table:formula="of:=[.B10]*100/[.C10]" office:value-type="float" office:value="454.197860962567" calcext:value-type="float">
            <text:p>454,197860962567</text:p>
          </table:table-cell>
        </table:table-row>
      </table:table>
      <table:table table:name="quick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ick.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table:style-name="ce4" office:value-type="string" calcext:value-type="string">
            <text:p>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8135" calcext:value-type="float">
            <text:p>0,00088135</text:p>
          </table:table-cell>
          <table:table-cell office:value-type="float" office:value="0.0001349" calcext:value-type="float">
            <text:p>0,0001349</text:p>
          </table:table-cell>
          <table:table-cell table:formula="of:=[.B3]*100/[.C3]" office:value-type="float" office:value="653.335804299481" calcext:value-type="float">
            <text:p>653,3358042994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5691" calcext:value-type="float">
            <text:p>0,005691</text:p>
          </table:table-cell>
          <table:table-cell office:value-type="float" office:value="0.0007757" calcext:value-type="float">
            <text:p>0,0007757</text:p>
          </table:table-cell>
          <table:table-cell table:formula="of:=[.B4]*100/[.C4]" office:value-type="float" office:value="733.659920072193" calcext:value-type="float">
            <text:p>733,6599200721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2008" calcext:value-type="float">
            <text:p>0,012008</text:p>
          </table:table-cell>
          <table:table-cell office:value-type="float" office:value="0.00159235" calcext:value-type="float">
            <text:p>0,00159235</text:p>
          </table:table-cell>
          <table:table-cell table:formula="of:=[.B5]*100/[.C5]" office:value-type="float" office:value="754.105567243382" calcext:value-type="float">
            <text:p>754,1055672433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728277" calcext:value-type="float">
            <text:p>0,0728277</text:p>
          </table:table-cell>
          <table:table-cell office:value-type="float" office:value="0.00894055" calcext:value-type="float">
            <text:p>0,00894055</text:p>
          </table:table-cell>
          <table:table-cell table:formula="of:=[.B6]*100/[.C6]" office:value-type="float" office:value="814.577402956194" calcext:value-type="float">
            <text:p>814,57740295619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117504" calcext:value-type="float">
            <text:p>0,117504</text:p>
          </table:table-cell>
          <table:table-cell office:value-type="float" office:value="0.0139109" calcext:value-type="float">
            <text:p>0,0139109</text:p>
          </table:table-cell>
          <table:table-cell table:formula="of:=[.B7]*100/[.C7]" office:value-type="float" office:value="844.690135073935" calcext:value-type="float">
            <text:p>844,6901350739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59358" calcext:value-type="float">
            <text:p>0,159358</text:p>
          </table:table-cell>
          <table:table-cell office:value-type="float" office:value="0.0188964" calcext:value-type="float">
            <text:p>0,0188964</text:p>
          </table:table-cell>
          <table:table-cell table:formula="of:=[.B8]*100/[.C8]" office:value-type="float" office:value="843.324654431532" calcext:value-type="float">
            <text:p>843,32465443153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871283" calcext:value-type="float">
            <text:p>0,871283</text:p>
          </table:table-cell>
          <table:table-cell office:value-type="float" office:value="0.107163" calcext:value-type="float">
            <text:p>0,107163</text:p>
          </table:table-cell>
          <table:table-cell table:formula="of:=[.B9]*100/[.C9]" office:value-type="float" office:value="813.044614279182" calcext:value-type="float">
            <text:p>813,0446142791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85177" calcext:value-type="float">
            <text:p>1,85177</text:p>
          </table:table-cell>
          <table:table-cell office:value-type="float" office:value="0.225075" calcext:value-type="float">
            <text:p>0,225075</text:p>
          </table:table-cell>
          <table:table-cell table:formula="of:=[.B10]*100/[.C10]" office:value-type="float" office:value="822.734644007553" calcext:value-type="float">
            <text:p>822,73464400755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0.6437" calcext:value-type="float">
            <text:p>10,6437</text:p>
          </table:table-cell>
          <table:table-cell office:value-type="float" office:value="1.24485" calcext:value-type="float">
            <text:p>1,24485</text:p>
          </table:table-cell>
          <table:table-cell table:formula="of:=[.B11]*100/[.C11]" office:value-type="float" office:value="855.01867694903" calcext:value-type="float">
            <text:p>855,01867694903</text:p>
          </table:table-cell>
        </table:table-row>
      </table:table>
      <table:table table:name="cquick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quick.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796" calcext:value-type="float">
            <text:p>0,0001796</text:p>
          </table:table-cell>
          <table:table-cell office:value-type="float" office:value="0.00012165" calcext:value-type="float">
            <text:p>0,00012165</text:p>
          </table:table-cell>
          <table:table-cell table:formula="of:=[.B3]*100/[.C3]" office:value-type="float" office:value="147.636662556515" calcext:value-type="float">
            <text:p>147,6366625565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08565" calcext:value-type="float">
            <text:p>0,00108565</text:p>
          </table:table-cell>
          <table:table-cell office:value-type="float" office:value="0.0006263" calcext:value-type="float">
            <text:p>0,0006263</text:p>
          </table:table-cell>
          <table:table-cell table:formula="of:=[.B4]*100/[.C4]" office:value-type="float" office:value="173.343445633083" calcext:value-type="float">
            <text:p>173,3434456330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26915" calcext:value-type="float">
            <text:p>0,00226915</text:p>
          </table:table-cell>
          <table:table-cell office:value-type="float" office:value="0.0013973" calcext:value-type="float">
            <text:p>0,0013973</text:p>
          </table:table-cell>
          <table:table-cell table:formula="of:=[.B5]*100/[.C5]" office:value-type="float" office:value="162.395333858155" calcext:value-type="float">
            <text:p>162,39533385815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31055" calcext:value-type="float">
            <text:p>0,0131055</text:p>
          </table:table-cell>
          <table:table-cell office:value-type="float" office:value="0.006372" calcext:value-type="float">
            <text:p>0,006372</text:p>
          </table:table-cell>
          <table:table-cell table:formula="of:=[.B6]*100/[.C6]" office:value-type="float" office:value="205.673258003766" calcext:value-type="float">
            <text:p>205,67325800376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204937" calcext:value-type="float">
            <text:p>0,0204937</text:p>
          </table:table-cell>
          <table:table-cell office:value-type="float" office:value="0.00963175" calcext:value-type="float">
            <text:p>0,00963175</text:p>
          </table:table-cell>
          <table:table-cell table:formula="of:=[.B7]*100/[.C7]" office:value-type="float" office:value="212.77234147481" calcext:value-type="float">
            <text:p>212,7723414748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78923" calcext:value-type="float">
            <text:p>0,0278923</text:p>
          </table:table-cell>
          <table:table-cell office:value-type="float" office:value="0.0124632" calcext:value-type="float">
            <text:p>0,0124632</text:p>
          </table:table-cell>
          <table:table-cell table:formula="of:=[.B8]*100/[.C8]" office:value-type="float" office:value="223.797259130881" calcext:value-type="float">
            <text:p>223,79725913088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6071" calcext:value-type="float">
            <text:p>0,16071</text:p>
          </table:table-cell>
          <table:table-cell office:value-type="float" office:value="0.0776592" calcext:value-type="float">
            <text:p>0,0776592</text:p>
          </table:table-cell>
          <table:table-cell table:formula="of:=[.B9]*100/[.C9]" office:value-type="float" office:value="206.942641696026" calcext:value-type="float">
            <text:p>206,94264169602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36523" calcext:value-type="float">
            <text:p>0,336523</text:p>
          </table:table-cell>
          <table:table-cell office:value-type="float" office:value="0.156496" calcext:value-type="float">
            <text:p>0,156496</text:p>
          </table:table-cell>
          <table:table-cell table:formula="of:=[.B10]*100/[.C10]" office:value-type="float" office:value="215.036167058583" calcext:value-type="float">
            <text:p>215,03616705858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94205" calcext:value-type="float">
            <text:p>1,94205</text:p>
          </table:table-cell>
          <table:table-cell office:value-type="float" office:value="0.85818" calcext:value-type="float">
            <text:p>0,85818</text:p>
          </table:table-cell>
          <table:table-cell table:formula="of:=[.B11]*100/[.C11]" office:value-type="float" office:value="226.298678598895" calcext:value-type="float">
            <text:p>226,298678598895</text:p>
          </table:table-cell>
        </table:table-row>
      </table:table>
      <table:table table:name="stdsor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dsort.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Otimizado</text:p>
          </table:table-cell>
          <table:table-cell office:value-type="string" calcext:value-type="string">
            <text:p>Diferenç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s)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638" calcext:value-type="float">
            <text:p>0,0004638</text:p>
          </table:table-cell>
          <table:table-cell table:style-name="ce1" office:value-type="float" office:value="0.000088" calcext:value-type="float">
            <text:p>8,80E-05</text:p>
          </table:table-cell>
          <table:table-cell table:formula="of:=[.B3]*100/[.C3]" office:value-type="float" office:value="527.045454545454" calcext:value-type="float">
            <text:p>527,0454545454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5799" calcext:value-type="float">
            <text:p>0,0025799</text:p>
          </table:table-cell>
          <table:table-cell office:value-type="float" office:value="0.0005184" calcext:value-type="float">
            <text:p>0,0005184</text:p>
          </table:table-cell>
          <table:table-cell table:formula="of:=[.B4]*100/[.C4]" office:value-type="float" office:value="497.665895061728" calcext:value-type="float">
            <text:p>497,6658950617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3947" calcext:value-type="float">
            <text:p>0,0053947</text:p>
          </table:table-cell>
          <table:table-cell office:value-type="float" office:value="0.00114835" calcext:value-type="float">
            <text:p>0,00114835</text:p>
          </table:table-cell>
          <table:table-cell table:formula="of:=[.B5]*100/[.C5]" office:value-type="float" office:value="469.778377672312" calcext:value-type="float">
            <text:p>469,7783776723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13781" calcext:value-type="float">
            <text:p>0,0313781</text:p>
          </table:table-cell>
          <table:table-cell office:value-type="float" office:value="0.00631355" calcext:value-type="float">
            <text:p>0,00631355</text:p>
          </table:table-cell>
          <table:table-cell table:formula="of:=[.B6]*100/[.C6]" office:value-type="float" office:value="496.996143215782" calcext:value-type="float">
            <text:p>496,99614321578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488633" calcext:value-type="float">
            <text:p>0,0488633</text:p>
          </table:table-cell>
          <table:table-cell office:value-type="float" office:value="0.00975975" calcext:value-type="float">
            <text:p>0,00975975</text:p>
          </table:table-cell>
          <table:table-cell table:formula="of:=[.B7]*100/[.C7]" office:value-type="float" office:value="500.661389892159" calcext:value-type="float">
            <text:p>500,6613898921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64287" calcext:value-type="float">
            <text:p>0,0664287</text:p>
          </table:table-cell>
          <table:table-cell office:value-type="float" office:value="0.0133985" calcext:value-type="float">
            <text:p>0,0133985</text:p>
          </table:table-cell>
          <table:table-cell table:formula="of:=[.B8]*100/[.C8]" office:value-type="float" office:value="495.792066276076" calcext:value-type="float">
            <text:p>495,79206627607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379537" calcext:value-type="float">
            <text:p>0,379537</text:p>
          </table:table-cell>
          <table:table-cell office:value-type="float" office:value="0.080877" calcext:value-type="float">
            <text:p>0,080877</text:p>
          </table:table-cell>
          <table:table-cell table:formula="of:=[.B9]*100/[.C9]" office:value-type="float" office:value="469.276803046602" calcext:value-type="float">
            <text:p>469,27680304660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809606" calcext:value-type="float">
            <text:p>0,809606</text:p>
          </table:table-cell>
          <table:table-cell office:value-type="float" office:value="0.160195" calcext:value-type="float">
            <text:p>0,160195</text:p>
          </table:table-cell>
          <table:table-cell table:formula="of:=[.B10]*100/[.C10]" office:value-type="float" office:value="505.387808608259" calcext:value-type="float">
            <text:p>505,38780860825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4.44977" calcext:value-type="float">
            <text:p>4,44977</text:p>
          </table:table-cell>
          <table:table-cell office:value-type="float" office:value="0.888075" calcext:value-type="float">
            <text:p>0,888075</text:p>
          </table:table-cell>
          <table:table-cell table:formula="of:=[.B11]*100/[.C11]" office:value-type="float" office:value="501.057906145314" calcext:value-type="float">
            <text:p>501,057906145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3:14:47.91229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0:16:59.185012783</meta:creation-date>
    <meta:generator>LibreOffice/6.2.5.2$Linux_X86_64 LibreOffice_project/20$Build-2</meta:generator>
    <dc:date>2019-08-05T13:25:49.934725033</dc:date>
    <meta:editing-duration>PT2H26M4S</meta:editing-duration>
    <meta:editing-cycles>94</meta:editing-cycles>
    <meta:document-statistic meta:table-count="7" meta:cell-count="598" meta:object-count="0"/>
  </office:meta>
</office:document-meta>
</file>